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6.403cm" fo:margin-left="-0.199cm" table:align="left" style:writing-mode="lr-tb"/>
    </style:style>
    <style:style style:name="Tabla1.A" style:family="table-column">
      <style:table-column-properties style:column-width="0.829cm"/>
    </style:style>
    <style:style style:name="Tabla1.B" style:family="table-column">
      <style:table-column-properties style:column-width="1.958cm"/>
    </style:style>
    <style:style style:name="Tabla1.C" style:family="table-column">
      <style:table-column-properties style:column-width="1.628cm"/>
    </style:style>
    <style:style style:name="Tabla1.D" style:family="table-column">
      <style:table-column-properties style:column-width="1.988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3" style:family="table">
      <style:table-properties style:width="8.557cm" table:align="left" style:writing-mode="lr-tb"/>
    </style:style>
    <style:style style:name="Tabla3.A" style:family="table-column">
      <style:table-column-properties style:column-width="0.852cm"/>
    </style:style>
    <style:style style:name="Tabla3.B" style:family="table-column">
      <style:table-column-properties style:column-width="1.769cm"/>
    </style:style>
    <style:style style:name="Tabla3.C" style:family="table-column">
      <style:table-column-properties style:column-width="1.935cm"/>
    </style:style>
    <style:style style:name="Tabla3.D" style:family="table-column">
      <style:table-column-properties style:column-width="1.487cm"/>
    </style:style>
    <style:style style:name="Tabla3.E" style:family="table-column">
      <style:table-column-properties style:column-width="2.496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2" style:family="table-cell">
      <style:table-cell-properties style:vertical-align="top" fo:padding-left="0.191cm" fo:padding-right="0.191cm" fo:padding-top="0cm" fo:padding-bottom="0cm" fo:border="0.5pt solid #000000" style:writing-mode="lr-tb"/>
    </style:style>
    <style:style style:name="Tabla2" style:family="table">
      <style:table-properties style:width="3.104cm" fo:margin-left="-0.199cm" table:align="left" style:writing-mode="lr-tb"/>
    </style:style>
    <style:style style:name="Tabla2.A" style:family="table-column">
      <style:table-column-properties style:column-width="0.866cm"/>
    </style:style>
    <style:style style:name="Tabla2.B" style:family="table-column">
      <style:table-column-properties style:column-width="0.889cm"/>
    </style:style>
    <style:style style:name="Tabla2.C" style:family="table-column">
      <style:table-column-properties style:column-width="1.33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2" style:family="table-cell">
      <style:table-cell-properties style:vertical-align="top" fo:padding-left="0.191cm" fo:padding-right="0.191cm" fo:padding-top="0cm" fo:padding-bottom="0cm" fo:border="0.5pt solid #000000" style:writing-mode="lr-tb"/>
    </style:style>
    <style:style style:name="Tabla4" style:family="table">
      <style:table-properties style:width="6.064cm" fo:margin-left="-0.199cm" table:align="left" style:writing-mode="lr-tb"/>
    </style:style>
    <style:style style:name="Tabla4.A" style:family="table-column">
      <style:table-column-properties style:column-width="0.829cm"/>
    </style:style>
    <style:style style:name="Tabla4.B" style:family="table-column">
      <style:table-column-properties style:column-width="1.628cm"/>
    </style:style>
    <style:style style:name="Tabla4.C" style:family="table-column">
      <style:table-column-properties style:column-width="0.804cm"/>
    </style:style>
    <style:style style:name="Tabla4.D" style:family="table-column">
      <style:table-column-properties style:column-width="1.769cm"/>
    </style:style>
    <style:style style:name="Tabla4.E" style:family="table-column">
      <style:table-column-properties style:column-width="1.034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E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text-properties style:text-underline-style="none" fo:font-weight="bold" style:font-weight-asian="bold"/>
    </style:style>
    <style:style style:name="P3" style:family="paragraph" style:parent-style-name="Standard">
      <style:paragraph-properties fo:text-align="center" style:justify-single-word="false"/>
      <style:text-properties style:text-underline-style="none"/>
    </style:style>
    <style:style style:name="P4" style:family="paragraph" style:parent-style-name="Standard">
      <style:paragraph-properties fo:margin-top="0.423cm" fo:margin-bottom="0.423cm" loext:contextual-spacing="false" fo:text-align="center" style:justify-single-word="false"/>
      <style:text-properties fo:font-weight="bold" officeooo:paragraph-rsid="001f990c" style:font-weight-asian="bold"/>
    </style:style>
    <style:style style:name="P5" style:family="paragraph" style:parent-style-name="Standard" style:master-page-name="Standard">
      <style:paragraph-properties fo:text-align="center" style:justify-single-word="false" style:page-number="auto"/>
      <style:text-properties fo:font-weight="bold" officeooo:paragraph-rsid="001f990c" style:font-weight-asian="bold"/>
    </style:style>
    <style:style style:name="P6"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style:text-underline-style="none" officeooo:paragraph-rsid="001f990c"/>
    </style:style>
    <style:style style:name="P7" style:family="paragraph" style:parent-style-name="Standard" style:list-style-name="WW8Num1">
      <style:paragraph-properties fo:margin-left="0cm" fo:margin-right="0cm" fo:margin-top="0.101cm" fo:margin-bottom="0.101cm" loext:contextual-spacing="false" fo:text-align="start" style:justify-single-word="false" fo:text-indent="0cm" style:auto-text-indent="false"/>
      <style:text-properties style:text-underline-style="none" officeooo:paragraph-rsid="001f990c"/>
    </style:style>
    <style:style style:name="P8"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style:text-underline-style="none" officeooo:paragraph-rsid="00217a19"/>
    </style:style>
    <style:style style:name="P9"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style:text-underline-style="none" fo:font-weight="bold" officeooo:paragraph-rsid="001f990c" style:font-weight-asian="bold"/>
    </style:style>
    <style:style style:name="P10"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officeooo:paragraph-rsid="001f990c"/>
    </style:style>
    <style:style style:name="P11" style:family="paragraph" style:parent-style-name="Standard">
      <style:paragraph-properties fo:margin-left="0cm" fo:margin-right="0cm" fo:margin-top="0.101cm" fo:margin-bottom="0.101cm" loext:contextual-spacing="false" fo:text-align="start" style:justify-single-word="false" fo:text-indent="0cm" style:auto-text-indent="false" style:snap-to-layout-grid="false"/>
      <style:text-properties officeooo:paragraph-rsid="001f990c"/>
    </style:style>
    <style:style style:name="P12" style:family="paragraph" style:parent-style-name="Standard">
      <style:paragraph-properties fo:margin-left="0cm" fo:margin-right="0cm" fo:margin-top="0.101cm" fo:margin-bottom="0.101cm" loext:contextual-spacing="false" fo:text-align="start" style:justify-single-word="false" fo:text-indent="0cm" style:auto-text-indent="false">
        <style:tab-stops>
          <style:tab-stop style:position="11.483cm"/>
        </style:tab-stops>
      </style:paragraph-properties>
      <style:text-properties officeooo:paragraph-rsid="001f990c"/>
    </style:style>
    <style:style style:name="P13" style:family="paragraph" style:parent-style-name="Standard">
      <style:paragraph-properties fo:margin-left="0cm" fo:margin-right="0cm" fo:margin-top="0.101cm" fo:margin-bottom="0.101cm" loext:contextual-spacing="false" fo:text-align="start" style:justify-single-word="false" fo:text-indent="0cm" style:auto-text-indent="false" style:snap-to-layout-grid="false"/>
      <style:text-properties fo:font-weight="bold" officeooo:paragraph-rsid="001f990c" style:font-weight-asian="bold"/>
    </style:style>
    <style:style style:name="P14"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fo:font-weight="bold" officeooo:paragraph-rsid="001f990c" style:font-weight-asian="bold"/>
    </style:style>
    <style:style style:name="P15"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fo:language="es" fo:country="ES" style:text-underline-style="none" officeooo:paragraph-rsid="001f990c" style:language-asian="es" style:country-asian="ES"/>
    </style:style>
    <style:style style:name="P16" style:family="paragraph" style:parent-style-name="Standard">
      <style:paragraph-properties fo:margin-left="0cm" fo:margin-right="0cm" fo:margin-top="0.101cm" fo:margin-bottom="0.101cm" loext:contextual-spacing="false" fo:text-align="start" style:justify-single-word="false" fo:text-indent="0cm" style:auto-text-indent="false"/>
      <style:text-properties fo:language="es" fo:country="ES" officeooo:paragraph-rsid="001f990c" style:language-asian="es" style:country-asian="ES"/>
    </style:style>
    <style:style style:name="P17" style:family="paragraph" style:parent-style-name="Standard">
      <style:paragraph-properties fo:margin-left="1.251cm" fo:margin-right="0cm" fo:margin-top="0.101cm" fo:margin-bottom="0.101cm" loext:contextual-spacing="false" fo:text-align="start" style:justify-single-word="false" fo:text-indent="0cm" style:auto-text-indent="false"/>
      <style:text-properties style:text-underline-style="none" officeooo:paragraph-rsid="0022b02c"/>
    </style:style>
    <style:style style:name="P18" style:family="paragraph" style:parent-style-name="Standard" style:list-style-name="L25">
      <style:paragraph-properties fo:margin-top="0.101cm" fo:margin-bottom="0.101cm" loext:contextual-spacing="false" fo:text-align="start" style:justify-single-word="false"/>
      <style:text-properties officeooo:paragraph-rsid="0022b02c"/>
    </style:style>
    <style:style style:name="P19" style:family="paragraph" style:parent-style-name="Standard">
      <style:paragraph-properties fo:margin-left="1.251cm" fo:margin-right="0cm" fo:margin-top="0.101cm" fo:margin-bottom="0.101cm" loext:contextual-spacing="false" fo:text-align="start" style:justify-single-word="false" fo:text-indent="0cm" style:auto-text-indent="false"/>
      <style:text-properties officeooo:paragraph-rsid="0022b02c"/>
    </style:style>
    <style:style style:name="P20" style:family="paragraph" style:parent-style-name="Table_20_Contents">
      <style:paragraph-properties fo:margin-left="0cm" fo:margin-right="0cm" fo:margin-top="0.101cm" fo:margin-bottom="0.101cm" loext:contextual-spacing="false" fo:text-align="start" style:justify-single-word="false" fo:text-indent="0cm" style:auto-text-indent="false"/>
      <style:text-properties officeooo:paragraph-rsid="001f990c"/>
    </style:style>
    <style:style style:name="P21" style:family="paragraph" style:parent-style-name="Header">
      <style:paragraph-properties fo:text-align="end" style:justify-single-word="false"/>
      <style:text-properties fo:font-style="italic" style:text-underline-style="none" style:font-style-asian="italic"/>
    </style:style>
    <style:style style:name="P22" style:family="paragraph" style:parent-style-name="Footer">
      <style:paragraph-properties fo:text-align="center" style:justify-single-word="false"/>
    </style:style>
    <style:style style:name="P23" style:family="paragraph">
      <style:paragraph-properties style:writing-mode="lr-tb"/>
    </style:style>
    <style:style style:name="P24" style:family="paragraph">
      <style:paragraph-properties fo:text-align="center" style:writing-mode="lr-tb"/>
    </style:style>
    <style:style style:name="P25" style:family="paragraph">
      <style:paragraph-properties style:writing-mode="lr-tb"/>
      <style:text-properties fo:font-size="12pt"/>
    </style:style>
    <style:style style:name="P26" style:family="paragraph">
      <style:paragraph-properties fo:text-align="center" style:writing-mode="lr-tb"/>
      <style:text-properties fo:font-size="12pt"/>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fo:font-weight="bold" style:font-weight-asian="bold"/>
    </style:style>
    <style:style style:name="T4" style:family="text">
      <style:text-properties officeooo:rsid="001f990c"/>
    </style:style>
    <style:style style:name="T5" style:family="text">
      <style:text-properties style:use-window-font-color="true" style:font-name="Times New Roman" fo:font-size="12pt" fo:language="es" fo:country="ES" style:text-underline-style="none" style:text-underline-mode="skip-white-space" style:text-overline-mode="skip-white-space" style:text-line-through-mode="skip-white-space"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s" fo:country="ES" style:text-underline-style="solid" style:text-underline-width="auto" style:text-underline-color="font-color" style:text-underline-mode="skip-white-space" style:text-overline-mode="skip-white-space" style:text-line-through-mode="skip-white-space"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8pt" fo:language="es" fo:country="ES" style:text-underline-style="none" style:text-underline-mode="skip-white-space" style:text-overline-mode="skip-white-space" style:text-line-through-mode="skip-white-space" style:font-name-asian="Times New Roman" style:font-size-asian="8pt" style:font-name-complex="Times New Roman" style:font-size-complex="8pt" style:language-complex="ar" style:country-complex="SA"/>
    </style:style>
    <style:style style:name="fr1" style:family="graphic" style:parent-style-name="Frame">
      <style:graphic-properties fo:margin-left="0cm" fo:margin-right="0.249cm" style:wrap="parallel"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56cm" fo:padding-right="0.256cm" fo:padding-top="0.129cm" fo:padding-bottom="0.129cm" fo:border="non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4"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6" style:family="graphic">
      <style:graphic-properties draw:stroke="solid" svg:stroke-width="0.026cm" svg:stroke-color="#000000" draw:stroke-linejoin="miter" svg:stroke-linecap="square" draw:fill="none" draw:fill-color="#ffffff" draw:textarea-horizontal-align="left" draw:textarea-vertical-align="top" draw:auto-grow-height="false" fo:min-height="3.711cm" fo:min-width="14.358cm"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8"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9" style:family="graphic">
      <style:graphic-properties draw:stroke="solid" svg:stroke-width="0.026cm" svg:stroke-color="#0000ff"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0" style:family="graphic">
      <style:graphic-properties draw:stroke="solid" svg:stroke-width="0.026cm" svg:stroke-color="#0000ff"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1" style:family="graphic">
      <style:graphic-properties draw:stroke="solid" svg:stroke-width="0.026cm" svg:stroke-color="#ff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2" style:family="graphic">
      <style:graphic-properties draw:stroke="solid" svg:stroke-width="0.026cm" svg:stroke-color="#ff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 style:family="graphic">
      <style:graphic-properties draw:stroke="solid" svg:stroke-width="0.026cm" svg:stroke-color="#00ff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4" style:family="graphic">
      <style:graphic-properties draw:stroke="solid" svg:stroke-width="0.026cm" svg:stroke-color="#00ff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 style:family="graphic">
      <style:graphic-properties draw:stroke="solid" svg:stroke-width="0.079cm" svg:stroke-color="#00ff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draw:stroke="solid" svg:stroke-width="0.026cm" svg:stroke-color="#3366ff"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7" style:family="graphic">
      <style:graphic-properties draw:stroke="solid" svg:stroke-width="0.026cm" svg:stroke-color="#3366ff"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Resumen </text:span>TEMA 3</text:p>
      <text:p text:style-name="P4">ESTRUCTURAS DE DATOS Y OPERADORES ASOCIADOS</text:p>
      <text:p text:style-name="P6">Los tres sistemas de bases de datos utilizados son:</text:p>
      <text:list xml:id="list4911371703848043125" text:style-name="L25">
        <text:list-item>
          <text:p text:style-name="P18"><text:span text:style-name="T1">Enfoque relacional</text:span></text:p>
        </text:list-item>
        <text:list-item>
          <text:p text:style-name="P18"><text:span text:style-name="T1">Enfoque jerárquico</text:span></text:p>
        </text:list-item>
        <text:list-item>
          <text:p text:style-name="P18"><text:span text:style-name="T1">Enfoque de red</text:span></text:p>
        </text:list-item>
      </text:list>
      <text:list xml:id="list6028241113968961964" text:style-name="WW8Num1">
        <text:list-header>
          <text:p text:style-name="P7"/>
        </text:list-header>
      </text:list>
      <text:p text:style-name="P9">EL ENFOQUE RELACIONAL</text:p>
      <text:p text:style-name="P6">Por ser el más utilizado, será el que estudiaremos posteriormente de forma más amplia, aunque en este punto daremos unas nociones básicas del mismo.</text:p>
      <text:p text:style-name="P10"><text:span text:style-name="T1">Como se puede observar en el siguiente gráfico, los datos están almacenados en forma de tablas, ofreciendo por tanto una vista relacional de los datos que están distribuidos en tres tablas. De aquí se deduce que Salazar(S1) vende 300 unidades de Tuercas(P1).</text:span></text:p>
      <text:p text:style-name="P10"><text:span text:style-name="T1"/></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0"><draw:frame draw:style-name="fr2" draw:name="Marco1" text:anchor-type="char" svg:x="10.425cm" svg:y="1.773cm" svg:width="3.02cm" svg:height="4.168cm" draw:z-index="5"><draw:text-box><table:table table:name="Tabla2" table:style-name="Tabla2"><table:table-column table:style-name="Tabla2.A"/><table:table-column table:style-name="Tabla2.B"/><table:table-column table:style-name="Tabla2.C"/><table:table-row table:style-name="Tabla2.1"><table:table-cell table:style-name="Tabla2.A1" table:number-columns-spanned="3" office:value-type="string"><text:p text:style-name="P2">VENTAS(SPJ)</text:p></table:table-cell><table:covered-table-cell/><table:covered-table-cell/></table:table-row><table:table-row table:style-name="Tabla2.1"><table:table-cell table:style-name="Tabla2.A2" office:value-type="string"><text:p text:style-name="P2">S#</text:p></table:table-cell><table:table-cell table:style-name="Tabla2.A2" office:value-type="string"><text:p text:style-name="P2">P#</text:p></table:table-cell><table:table-cell table:style-name="Tabla2.C2" office:value-type="string"><text:p text:style-name="P2">CTD</text:p></table:table-cell></table:table-row><table:table-row table:style-name="Tabla2.1"><table:table-cell table:style-name="Tabla2.A2" office:value-type="string"><text:p text:style-name="P3">S1</text:p></table:table-cell><table:table-cell table:style-name="Tabla2.A2" office:value-type="string"><text:p text:style-name="P3">P1</text:p></table:table-cell><table:table-cell table:style-name="Tabla2.C2" office:value-type="string"><text:p text:style-name="P3">300</text:p></table:table-cell></table:table-row><table:table-row table:style-name="Tabla2.1"><table:table-cell table:style-name="Tabla2.A2" office:value-type="string"><text:p text:style-name="P3">S1</text:p></table:table-cell><table:table-cell table:style-name="Tabla2.A2" office:value-type="string"><text:p text:style-name="P3">P2</text:p></table:table-cell><table:table-cell table:style-name="Tabla2.C2" office:value-type="string"><text:p text:style-name="P3">200</text:p></table:table-cell></table:table-row><table:table-row table:style-name="Tabla2.1"><table:table-cell table:style-name="Tabla2.A2" office:value-type="string"><text:p text:style-name="P3">S1</text:p></table:table-cell><table:table-cell table:style-name="Tabla2.A2" office:value-type="string"><text:p text:style-name="P3">P3</text:p></table:table-cell><table:table-cell table:style-name="Tabla2.C2" office:value-type="string"><text:p text:style-name="P3">400</text:p></table:table-cell></table:table-row><table:table-row table:style-name="Tabla2.1"><table:table-cell table:style-name="Tabla2.A2" office:value-type="string"><text:p text:style-name="P3">S2</text:p></table:table-cell><table:table-cell table:style-name="Tabla2.A2" office:value-type="string"><text:p text:style-name="P3">P1</text:p></table:table-cell><table:table-cell table:style-name="Tabla2.C2" office:value-type="string"><text:p text:style-name="P3">300</text:p></table:table-cell></table:table-row><table:table-row table:style-name="Tabla2.1"><table:table-cell table:style-name="Tabla2.A2" office:value-type="string"><text:p text:style-name="P3">S2</text:p></table:table-cell><table:table-cell table:style-name="Tabla2.A2" office:value-type="string"><text:p text:style-name="P3">P2</text:p></table:table-cell><table:table-cell table:style-name="Tabla2.C2" office:value-type="string"><text:p text:style-name="P3">400</text:p></table:table-cell></table:table-row><table:table-row table:style-name="Tabla2.1"><table:table-cell table:style-name="Tabla2.A2" office:value-type="string"><text:p text:style-name="P3">S3</text:p></table:table-cell><table:table-cell table:style-name="Tabla2.A2" office:value-type="string"><text:p text:style-name="P3">P2</text:p></table:table-cell><table:table-cell table:style-name="Tabla2.C2" office:value-type="string"><text:p text:style-name="P3">200</text:p></table:table-cell></table:table-row></table:table><text:p text:style-name="Standard"/></draw:text-box></draw:frame><text:span text:style-name="T2">PROVEEDORES(S)</text:span></text:p>
          </table:table-cell>
          <table:covered-table-cell/>
          <table:covered-table-cell/>
          <table:covered-table-cell/>
        </table:table-row>
        <table:table-row table:style-name="Tabla1.1">
          <table:table-cell table:style-name="Tabla1.A2" office:value-type="string">
            <text:p text:style-name="P9">S#</text:p>
          </table:table-cell>
          <table:table-cell table:style-name="Tabla1.A2" office:value-type="string">
            <text:p text:style-name="P9">NOMS</text:p>
          </table:table-cell>
          <table:table-cell table:style-name="Tabla1.A2" office:value-type="string">
            <text:p text:style-name="P9">Estado</text:p>
          </table:table-cell>
          <table:table-cell table:style-name="Tabla1.D2" office:value-type="string">
            <text:p text:style-name="P9">Ciudad</text:p>
          </table:table-cell>
        </table:table-row>
        <table:table-row table:style-name="Tabla1.1">
          <table:table-cell table:style-name="Tabla1.A2" office:value-type="string">
            <text:p text:style-name="P6">S1</text:p>
          </table:table-cell>
          <table:table-cell table:style-name="Tabla1.A2" office:value-type="string">
            <text:p text:style-name="P6">Salazar</text:p>
          </table:table-cell>
          <table:table-cell table:style-name="Tabla1.A2" office:value-type="string">
            <text:p text:style-name="P6">20</text:p>
          </table:table-cell>
          <table:table-cell table:style-name="Tabla1.D2" office:value-type="string">
            <text:p text:style-name="P6">Londres</text:p>
          </table:table-cell>
        </table:table-row>
        <table:table-row table:style-name="Tabla1.1">
          <table:table-cell table:style-name="Tabla1.A2" office:value-type="string">
            <text:p text:style-name="P6">S2</text:p>
          </table:table-cell>
          <table:table-cell table:style-name="Tabla1.A2" office:value-type="string">
            <text:p text:style-name="P6">Jaramillo</text:p>
          </table:table-cell>
          <table:table-cell table:style-name="Tabla1.A2" office:value-type="string">
            <text:p text:style-name="P6">10</text:p>
          </table:table-cell>
          <table:table-cell table:style-name="Tabla1.D2" office:value-type="string">
            <text:p text:style-name="P6">París</text:p>
          </table:table-cell>
        </table:table-row>
        <table:table-row table:style-name="Tabla1.1">
          <table:table-cell table:style-name="Tabla1.A2" office:value-type="string">
            <text:p text:style-name="P6">S3</text:p>
          </table:table-cell>
          <table:table-cell table:style-name="Tabla1.A2" office:value-type="string">
            <text:p text:style-name="P6">Bernal</text:p>
          </table:table-cell>
          <table:table-cell table:style-name="Tabla1.A2" office:value-type="string">
            <text:p text:style-name="P6">30</text:p>
          </table:table-cell>
          <table:table-cell table:style-name="Tabla1.D2" office:value-type="string">
            <text:p text:style-name="P6">París</text:p>
          </table:table-cell>
        </table:table-row>
      </table:table>
      <text:p text:style-name="P10"><draw:frame draw:style-name="fr1" draw:name="Marco2" text:anchor-type="paragraph" svg:x="-0.199cm" svg:y="0.656cm" svg:width="8.557cm" draw:z-index="0"><draw:text-box fo:min-height="0.058cm"><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table:number-columns-spanned="5" office:value-type="string"><text:p text:style-name="P2">PARTES(P)</text:p></table:table-cell><table:covered-table-cell/><table:covered-table-cell/><table:covered-table-cell/><table:covered-table-cell/></table:table-row><table:table-row table:style-name="Tabla3.1"><table:table-cell table:style-name="Tabla3.A2" office:value-type="string"><text:p text:style-name="P2">P#</text:p></table:table-cell><table:table-cell table:style-name="Tabla3.A2" office:value-type="string"><text:p text:style-name="P2">NOMP</text:p></table:table-cell><table:table-cell table:style-name="Tabla3.A2" office:value-type="string"><text:p text:style-name="P2">COLOR</text:p></table:table-cell><table:table-cell table:style-name="Tabla3.A2" office:value-type="string"><text:p text:style-name="P2">PESO</text:p></table:table-cell><table:table-cell table:style-name="Tabla3.E2" office:value-type="string"><text:p text:style-name="P2">CIUDAD</text:p></table:table-cell></table:table-row><table:table-row table:style-name="Tabla3.1"><table:table-cell table:style-name="Tabla3.A2" office:value-type="string"><text:p text:style-name="P3">P1</text:p></table:table-cell><table:table-cell table:style-name="Tabla3.A2" office:value-type="string"><text:p text:style-name="P1">Tuerca</text:p></table:table-cell><table:table-cell table:style-name="Tabla3.A2" office:value-type="string"><text:p text:style-name="P1">Rojo</text:p></table:table-cell><table:table-cell table:style-name="Tabla3.A2" office:value-type="string"><text:p text:style-name="P3">12</text:p></table:table-cell><table:table-cell table:style-name="Tabla3.E2" office:value-type="string"><text:p text:style-name="P1">Londres</text:p></table:table-cell></table:table-row><table:table-row table:style-name="Tabla3.1"><table:table-cell table:style-name="Tabla3.A2" office:value-type="string"><text:p text:style-name="P3">P2</text:p></table:table-cell><table:table-cell table:style-name="Tabla3.A2" office:value-type="string"><text:p text:style-name="P1">Perno</text:p></table:table-cell><table:table-cell table:style-name="Tabla3.A2" office:value-type="string"><text:p text:style-name="P1">Verde</text:p></table:table-cell><table:table-cell table:style-name="Tabla3.A2" office:value-type="string"><text:p text:style-name="P3">17</text:p></table:table-cell><table:table-cell table:style-name="Tabla3.E2" office:value-type="string"><text:p text:style-name="P1">París</text:p></table:table-cell></table:table-row><table:table-row table:style-name="Tabla3.1"><table:table-cell table:style-name="Tabla3.A2" office:value-type="string"><text:p text:style-name="P3">P3</text:p></table:table-cell><table:table-cell table:style-name="Tabla3.A2" office:value-type="string"><text:p text:style-name="P1">Tornillo</text:p></table:table-cell><table:table-cell table:style-name="Tabla3.A2" office:value-type="string"><text:p text:style-name="P1">Azul</text:p></table:table-cell><table:table-cell table:style-name="Tabla3.A2" office:value-type="string"><text:p text:style-name="P3">17</text:p></table:table-cell><table:table-cell table:style-name="Tabla3.E2" office:value-type="string"><text:p text:style-name="P1">Roma</text:p></table:table-cell></table:table-row><table:table-row table:style-name="Tabla3.1"><table:table-cell table:style-name="Tabla3.A2" office:value-type="string"><text:p text:style-name="P3">P4</text:p></table:table-cell><table:table-cell table:style-name="Tabla3.A2" office:value-type="string"><text:p text:style-name="P1">Tornillo</text:p></table:table-cell><table:table-cell table:style-name="Tabla3.A2" office:value-type="string"><text:p text:style-name="P1">Rojo</text:p></table:table-cell><table:table-cell table:style-name="Tabla3.A2" office:value-type="string"><text:p text:style-name="P3">14</text:p></table:table-cell><table:table-cell table:style-name="Tabla3.E2" office:value-type="string"><text:p text:style-name="P1">Londres</text:p></table:table-cell></table:table-row></table:table></draw:text-box></draw:frame></text:p>
      <text:p text:style-name="P10"/>
      <text:p text:style-name="P10"/>
      <text:p text:style-name="P10"/>
      <text:p text:style-name="P10"/>
      <text:p text:style-name="P10"/>
      <text:p text:style-name="P14"/>
      <text:p text:style-name="P14">EL ENFOQUE JERÁRQUICO</text:p>
      <text:p text:style-name="P6">En la siguiente figura, se muestra un posible vista jerárquica de la base de datos del ejemplo. En esta vista, los datos se representan mediante una estructura de árbol, con las partes en un nivel superior a los proveedores. El usuario ve cuatro árboles individuales, uno por cada parte, junto con varios hijos por cada parte, que corresponde a la cantidad que cada proveedor vende de la parte de la cual cuelga. Se puede comprobar que por ejemplo P4 no es vendida por ningún proveedor.</text:p>
      <text:p text:style-name="P15"><draw:custom-shape text:anchor-type="char" draw:z-index="3" draw:style-name="gr6" draw:text-style-name="P23" svg:width="15.241cm" svg:height="4.171cm" svg:x="0.212cm" svg:y="0.21cm"><text:p/><draw:enhanced-geometry svg:viewBox="0 0 21600 21600" draw:type="rectangle" draw:enhanced-path="M 0 0 L 21600 0 21600 21600 0 21600 0 0 Z N"/></draw:custom-shape><draw:g text:anchor-type="char" draw:z-index="2" draw:style-name="gr1"><draw:frame draw:style-name="gr2" draw:text-style-name="P23" svg:width="6.668cm" svg:height="0.523cm" svg:x="0.344cm" svg:y="0.395cm"><draw:text-box><text:p text:style-name="P23"><text:span text:style-name="T5">P1TuercaRojo12Londres</text:span><text:span text:style-name="T6"/></text:p></draw:text-box></draw:frame><draw:frame draw:style-name="gr2" draw:text-style-name="P23" svg:width="6.668cm" svg:height="0.525cm" svg:x="0.344cm" svg:y="1.266cm"><draw:text-box><text:p text:style-name="P23"><text:span text:style-name="T5">S2Jaramillo10París300</text:span><text:span text:style-name="T6"/></text:p></draw:text-box></draw:frame><draw:frame draw:style-name="gr3" draw:text-style-name="P23" svg:width="6.668cm" svg:height="0.525cm" svg:x="0.974cm" svg:y="1.616cm"><draw:text-box><text:p text:style-name="P23"><text:span text:style-name="T5">S1Salazar20Londres300</text:span><text:span text:style-name="T6"/></text:p></draw:text-box></draw:frame><draw:line draw:style-name="gr4" draw:text-style-name="P24" svg:x1="3.202cm" svg:y1="0.744cm" svg:x2="3.202cm" svg:y2="1.442cm"><text:p/></draw:line><draw:frame draw:style-name="gr2" draw:text-style-name="P23" svg:width="6.668cm" svg:height="0.523cm" svg:x="7.964cm" svg:y="0.395cm"><draw:text-box><text:p text:style-name="P23"><text:span text:style-name="T5">P2PernoVerde17París</text:span><text:span text:style-name="T6"/></text:p></draw:text-box></draw:frame><draw:frame draw:style-name="gr2" draw:text-style-name="P23" svg:width="6.668cm" svg:height="0.525cm" svg:x="7.959cm" svg:y="1.266cm"><draw:text-box><text:p text:style-name="P23"><text:span text:style-name="T5">S3Bernal30Roma200</text:span><text:span text:style-name="T6"/></text:p></draw:text-box></draw:frame><draw:frame draw:style-name="gr3" draw:text-style-name="P23" svg:width="6.668cm" svg:height="0.525cm" svg:x="8.282cm" svg:y="1.616cm"><draw:text-box><text:p text:style-name="P23"><text:span text:style-name="T5">S2Jaramillo10París400</text:span><text:span text:style-name="T6"/></text:p></draw:text-box></draw:frame><draw:line draw:style-name="gr5" draw:text-style-name="P24" svg:x1="10.504cm" svg:y1="0.744cm" svg:x2="10.504cm" svg:y2="1.267cm"><text:p/></draw:line><draw:line draw:style-name="gr5" draw:text-style-name="P24" svg:x1="10.504cm" svg:y1="0.744cm" svg:x2="10.504cm" svg:y2="1.267cm"><text:p/></draw:line><draw:line draw:style-name="gr4" draw:text-style-name="P24" svg:x1="10.822cm" svg:y1="0.744cm" svg:x2="10.822cm" svg:y2="1.267cm"><text:p/></draw:line><draw:frame draw:style-name="gr2" draw:text-style-name="P23" svg:width="6.668cm" svg:height="0.525cm" svg:x="0.662cm" svg:y="3.011cm"><draw:text-box><text:p text:style-name="P23"><text:span text:style-name="T5">P3TornilloAzul17Roma</text:span><text:span text:style-name="T6"/></text:p></draw:text-box></draw:frame><draw:frame draw:style-name="gr3" draw:text-style-name="P23" svg:width="6.668cm" svg:height="0.523cm" svg:x="0.662cm" svg:y="3.709cm"><draw:text-box><text:p text:style-name="P23"><text:span text:style-name="T5">S1Salazar20Londres400</text:span><text:span text:style-name="T6"/></text:p></draw:text-box></draw:frame><draw:line draw:style-name="gr5" draw:text-style-name="P24" svg:x1="3.519cm" svg:y1="3.36cm" svg:x2="3.519cm" svg:y2="3.883cm"><text:p/></draw:line><draw:line draw:style-name="gr4" draw:text-style-name="P24" svg:x1="3.519cm" svg:y1="3.36cm" svg:x2="3.519cm" svg:y2="3.709cm"><text:p/></draw:line><draw:frame draw:style-name="gr2" draw:text-style-name="P23" svg:width="6.668cm" svg:height="0.525cm" svg:x="7.964cm" svg:y="3.011cm"><draw:text-box><text:p text:style-name="P23"><text:span text:style-name="T5">P4TornilloRojo14Londres</text:span><text:span text:style-name="T6"/></text:p></draw:text-box></draw:frame></draw:g></text:p>
      <text:p text:style-name="P16"/>
      <text:p text:style-name="P10"/>
      <text:p text:style-name="P10"><draw:frame draw:style-name="fr3" draw:name="Marco3" text:anchor-type="char" svg:x="7.906cm" svg:y="0.295cm" svg:width="6.218cm" svg:height="0.654cm" draw:z-index="1"><draw:text-box><table:table table:name="Tabla4" table:style-name="Tabla4"><table:table-column table:style-name="Tabla4.A"/><table:table-column table:style-name="Tabla4.B"/><table:table-column table:style-name="Tabla4.C"/><table:table-column table:style-name="Tabla4.D"/><table:table-column table:style-name="Tabla4.E"/><table:table-row table:style-name="Tabla4.1"><table:table-cell table:style-name="Tabla4.A1" office:value-type="string"><text:p text:style-name="P1">S1</text:p></table:table-cell><table:table-cell table:style-name="Tabla4.A1" office:value-type="string"><text:p text:style-name="P1">Salazar</text:p></table:table-cell><table:table-cell table:style-name="Tabla4.A1" office:value-type="string"><text:p text:style-name="P1">20</text:p></table:table-cell><table:table-cell table:style-name="Tabla4.A1" office:value-type="string"><text:p text:style-name="P1">Londres</text:p></table:table-cell><table:table-cell table:style-name="Tabla4.E1" office:value-type="string"><text:p text:style-name="P1">200</text:p></table:table-cell></table:table-row></table:table><text:p text:style-name="Standard"/></draw:text-box></draw:frame></text:p>
      <text:p text:style-name="P10"/>
      <text:p text:style-name="P10"/>
      <text:p text:style-name="P12"><text:soft-page-break/><text:span text:style-name="T1">Al registro tope del árbol se le denomina Raíz, pudiendo tener un número indefinido de descendientes.</text:span></text:p>
      <text:p text:style-name="P6">La vista jerárquica se puede corresponder con un solo archivo, que contiene registros arreglados en cuatro árboles individuales, siendo este un modelo mucho más complicado que la implementación de las tablas del nivel relacional.</text:p>
      <text:p text:style-name="P6">En cuanto a las operaciones básicas de actualización de la base, se encuentra que la estructura jerárquica presenta algunas anomalías en relación a cada una de ellas, que vamos a ver mediante tres ejemplos sencillos.</text:p>
      <text:p text:style-name="P19"><text:span text:style-name="T2">Insertar.-</text:span><text:span text:style-name="T1"> No es posible, sin introducir una parte ficticia especial, insertar datos sobre un nuevo proveedor, puesto que este no ha vendido ninguna parte.</text:span></text:p>
      <text:p text:style-name="P17"><text:span text:style-name="T3">Suprimir.</text:span>- Presenta dos problemas similares: si se suprime una parte, que esté suministrada por un único proveedor, la información correspondiente a este desaparece de la base de datos al no vender nada. Por otra parte, ocurre lo mismo si deseamos el envío de una parte, esto provoca que desaparezca información del proveedor que la suministra.</text:p>
      <text:p text:style-name="P17"><text:span text:style-name="T3">Actualización.</text:span>- Si se necesita cambiar información de un proveedor, por ejemplo S1 se traslada a Madrid, es preciso analizar toda la base de datos para evitar un problema de inconsistencia, pues como puede apreciarse existe redundancia en la información, que debe estar controlada.</text:p>
      <text:p text:style-name="P17"/>
      <text:p text:style-name="P6"><text:span text:style-name="T3">EL ENFOQUE DE RED</text:span></text:p>
      <text:p text:style-name="P6">En la siguiente figura, se puede observar una muestra de la base de datos tomada como ejemplo en su modelo de red. Como en el caso del modelo jerárquico, los datos se representan por registros y ligas, siendo en cambio, un modelo más amplio que el jerárquico, pues un registro puede tener cualquier número de inmediatos superiores y de inmediatos inferiores. Además de los registros correspondientes a los proveedores y partes, incluye un tercer registro de unión entre ambos que contiene la cantidad enviada de una parte, por parte de un proveedor. Podemos observar como cuando un proveedor no envía partes, está relacionado consigo mismo. El lenguaje de definición de datos es mucho más complicado que en el caso del modelo jerárquico, pues no sólo hay que buscar quién está debajo, sino también quién es el siguiente por encima, aunque los procesos de búsqueda ve proveedor que vende y parte vendida son muy similares. Los punteros los manipula el gestor, pero se puede observar que el modelo es complicado.</text:p>
      <text:p text:style-name="P6"><draw:g text:anchor-type="char" draw:z-index="4" draw:style-name="gr1"><draw:frame draw:style-name="gr3" draw:text-style-name="P25" svg:width="4.594cm" svg:height="0.953cm" svg:x="-1.163cm" svg:y="0.522cm"><draw:text-box><text:p text:style-name="P23"><text:span text:style-name="T5">S1Salazar20Londres</text:span></text:p></draw:text-box></draw:frame><draw:frame draw:style-name="gr3" draw:text-style-name="P25" svg:width="4.597cm" svg:height="0.953cm" svg:x="5.15cm" svg:y="0.522cm"><draw:text-box><text:p text:style-name="P23"><text:span text:style-name="T5">S2Jaramillo10París</text:span></text:p></draw:text-box></draw:frame><draw:frame draw:style-name="gr3" draw:text-style-name="P25" svg:width="4.603cm" svg:height="0.953cm" svg:x="11.467cm" svg:y="0.522cm"><draw:text-box><text:p text:style-name="P23"><text:span text:style-name="T5">S3Bernal30Roma</text:span></text:p></draw:text-box></draw:frame><draw:frame draw:style-name="gr3" draw:text-style-name="P25" svg:width="4.597cm" svg:height="1.271cm" svg:x="-1.452cm" svg:y="5.602cm"><draw:text-box><text:p text:style-name="P23"><text:span text:style-name="T7">P1TuercaRojo12Londres</text:span></text:p></draw:text-box></draw:frame><draw:frame draw:style-name="gr2" draw:text-style-name="P25" svg:width="4.306cm" svg:height="0.953cm" svg:x="4.006cm" svg:y="5.602cm"><draw:text-box><text:p text:style-name="P23"><text:span text:style-name="T7">P2PernoVerde17París</text:span></text:p></draw:text-box></draw:frame><draw:frame draw:style-name="gr2" draw:text-style-name="P25" svg:width="4.308cm" svg:height="0.953cm" svg:x="9.459cm" svg:y="5.602cm"><draw:text-box><text:p text:style-name="P23"><text:span text:style-name="T7">P3TornilloAzul17Roma</text:span></text:p></draw:text-box></draw:frame><draw:frame draw:style-name="gr2" draw:text-style-name="P25" svg:width="4.306cm" svg:height="0.953cm" svg:x="15.49cm" svg:y="5.602cm"><draw:text-box><text:p text:style-name="P23"><text:span text:style-name="T7">P4TuercaRojo14Londres</text:span></text:p></draw:text-box></draw:frame><draw:frame draw:style-name="gr7" draw:text-style-name="P25" svg:width="1.154cm" svg:height="0.959cm" svg:x="-0.305cm" svg:y="2.745cm"><draw:text-box><text:p text:style-name="P23"><text:span text:style-name="T5">300</text:span></text:p></draw:text-box></draw:frame><draw:frame draw:style-name="gr7" draw:text-style-name="P25" svg:width="1.146cm" svg:height="0.959cm" svg:x="1.711cm" svg:y="2.745cm"><draw:text-box><text:p text:style-name="P23"><text:span text:style-name="T5">200</text:span></text:p></draw:text-box></draw:frame><draw:frame draw:style-name="gr7" draw:text-style-name="P25" svg:width="1.154cm" svg:height="0.959cm" svg:x="5.15cm" svg:y="2.745cm"><draw:text-box><text:p text:style-name="P23"><text:span text:style-name="T5">400</text:span></text:p></draw:text-box></draw:frame><draw:frame draw:style-name="gr7" draw:text-style-name="P25" svg:width="1.153cm" svg:height="0.959cm" svg:x="8.309cm" svg:y="2.745cm"><draw:text-box><text:p text:style-name="P23"><text:span text:style-name="T5">300</text:span></text:p></draw:text-box></draw:frame><draw:frame draw:style-name="gr7" draw:text-style-name="P25" svg:width="1.158cm" svg:height="0.959cm" svg:x="11.467cm" svg:y="2.745cm"><draw:text-box><text:p text:style-name="P23"><text:span text:style-name="T5">400</text:span></text:p></draw:text-box></draw:frame><draw:frame draw:style-name="gr7" draw:text-style-name="P25" svg:width="1.154cm" svg:height="0.959cm" svg:x="14.338cm" svg:y="2.745cm"><draw:text-box><text:p text:style-name="P23"><text:span text:style-name="T5">200</text:span></text:p></draw:text-box></draw:frame><draw:line draw:style-name="gr8" draw:text-style-name="P26" svg:x1="-1.164cm" svg:y1="3.062cm" svg:x2="-0.303cm" svg:y2="3.062cm"><text:p/></draw:line><draw:line draw:style-name="gr4" draw:text-style-name="P26" svg:x1="-1.165cm" svg:y1="3.062cm" svg:x2="-1.739cm" svg:y2="3.062cm"><text:p/></draw:line><draw:line draw:style-name="gr4" draw:text-style-name="P26" svg:x1="-1.739cm" svg:y1="3.063cm" svg:x2="-1.739cm" svg:y2="0.84cm"><text:p/></draw:line><draw:line draw:style-name="gr4" draw:text-style-name="P26" svg:x1="-1.739cm" svg:y1="0.84cm" svg:x2="-1.165cm" svg:y2="0.84cm"><text:p/></draw:line><draw:line draw:style-name="gr8" draw:text-style-name="P26" svg:x1="0.846cm" svg:y1="3.062cm" svg:x2="1.707cm" svg:y2="3.062cm"><text:p/></draw:line><draw:line draw:style-name="gr8" draw:text-style-name="P26" svg:x1="2.855cm" svg:y1="3.062cm" svg:x2="5.151cm" svg:y2="3.062cm"><text:p/></draw:line><draw:line draw:style-name="gr4" draw:text-style-name="P26" svg:x1="6.3cm" svg:y1="3.062cm" svg:x2="6.587cm" svg:y2="3.062cm"><text:p/></draw:line><draw:line draw:style-name="gr4" draw:text-style-name="P26" svg:x1="6.587cm" svg:y1="3.062cm" svg:x2="6.587cm" svg:y2="1.792cm"><text:p/></draw:line><draw:line draw:style-name="gr4" draw:text-style-name="P26" svg:x1="6.589cm" svg:y1="1.792cm" svg:x2="4.005cm" svg:y2="1.792cm"><text:p/></draw:line><draw:line draw:style-name="gr4" draw:text-style-name="P26" svg:x1="4.005cm" svg:y1="1.793cm" svg:x2="4.005cm" svg:y2="0.84cm"><text:p/></draw:line><draw:line draw:style-name="gr4" draw:text-style-name="P26" svg:x1="4.004cm" svg:y1="0.84cm" svg:x2="3.43cm" svg:y2="0.84cm"><text:p/></draw:line><draw:line draw:style-name="gr4" draw:text-style-name="P26" svg:x1="5.152cm" svg:y1="0.84cm" svg:x2="4.865cm" svg:y2="0.84cm"><text:p/></draw:line><draw:line draw:style-name="gr4" draw:text-style-name="P26" svg:x1="4.865cm" svg:y1="0.84cm" svg:x2="4.865cm" svg:y2="1.475cm"><text:p/></draw:line><draw:line draw:style-name="gr4" draw:text-style-name="P26" svg:x1="4.865cm" svg:y1="1.475cm" svg:x2="7.161cm" svg:y2="1.475cm"><text:p/></draw:line><draw:line draw:style-name="gr4" draw:text-style-name="P26" svg:x1="7.162cm" svg:y1="1.475cm" svg:x2="7.162cm" svg:y2="3.063cm"><text:p/></draw:line><draw:line draw:style-name="gr8" draw:text-style-name="P26" svg:x1="7.162cm" svg:y1="3.062cm" svg:x2="8.311cm" svg:y2="3.062cm"><text:p/></draw:line><draw:line draw:style-name="gr8" draw:text-style-name="P26" svg:x1="9.459cm" svg:y1="3.062cm" svg:x2="11.468cm" svg:y2="3.062cm"><text:p/></draw:line><draw:line draw:style-name="gr4" draw:text-style-name="P26" svg:x1="12.617cm" svg:y1="3.062cm" svg:x2="13.191cm" svg:y2="3.062cm"><text:p/></draw:line><draw:line draw:style-name="gr4" draw:text-style-name="P26" svg:x1="13.192cm" svg:y1="3.063cm" svg:x2="13.192cm" svg:y2="2.11cm"><text:p/></draw:line><draw:line draw:style-name="gr4" draw:text-style-name="P26" svg:x1="13.19cm" svg:y1="2.11cm" svg:x2="10.32cm" svg:y2="2.11cm"><text:p/></draw:line><draw:line draw:style-name="gr4" draw:text-style-name="P26" svg:x1="10.32cm" svg:y1="2.11cm" svg:x2="10.32cm" svg:y2="0.84cm"><text:p/></draw:line><draw:line draw:style-name="gr8" draw:text-style-name="P26" svg:x1="10.32cm" svg:y1="0.84cm" svg:x2="9.459cm" svg:y2="0.84cm"><text:p/></draw:line><draw:line draw:style-name="gr4" draw:text-style-name="P26" svg:x1="11.469cm" svg:y1="0.84cm" svg:x2="10.895cm" svg:y2="0.84cm"><text:p/></draw:line><draw:line draw:style-name="gr4" draw:text-style-name="P26" svg:x1="10.895cm" svg:y1="0.84cm" svg:x2="10.895cm" svg:y2="1.793cm"><text:p/></draw:line><draw:line draw:style-name="gr4" draw:text-style-name="P26" svg:x1="10.895cm" svg:y1="1.792cm" svg:x2="13.765cm" svg:y2="1.792cm"><text:p/></draw:line><draw:line draw:style-name="gr4" draw:text-style-name="P26" svg:x1="13.766cm" svg:y1="1.792cm" svg:x2="13.766cm" svg:y2="3.062cm"><text:p/></draw:line><draw:line draw:style-name="gr8" draw:text-style-name="P26" svg:x1="13.766cm" svg:y1="3.062cm" svg:x2="14.34cm" svg:y2="3.062cm"><text:p/></draw:line><draw:line draw:style-name="gr4" draw:text-style-name="P26" svg:x1="15.489cm" svg:y1="3.062cm" svg:x2="16.638cm" svg:y2="3.062cm"><text:p/></draw:line><draw:line draw:style-name="gr4" draw:text-style-name="P26" svg:x1="16.638cm" svg:y1="3.063cm" svg:x2="16.638cm" svg:y2="0.84cm"><text:p/></draw:line><draw:line draw:style-name="gr8" draw:text-style-name="P26" svg:x1="16.638cm" svg:y1="0.84cm" svg:x2="15.489cm" svg:y2="0.84cm"><text:p/></draw:line><draw:line draw:style-name="gr9" draw:text-style-name="P26" svg:x1="-1.453cm" svg:y1="5.92cm" svg:x2="-2.027cm" svg:y2="5.92cm"><text:p/></draw:line><draw:line draw:style-name="gr9" draw:text-style-name="P26" svg:x1="-2.027cm" svg:y1="5.92cm" svg:x2="-2.027cm" svg:y2="3.38cm"><text:p/></draw:line><draw:line draw:style-name="gr10" draw:text-style-name="P26" svg:x1="-2.027cm" svg:y1="3.38cm" svg:x2="-0.304cm" svg:y2="3.38cm"><text:p/></draw:line><draw:line draw:style-name="gr9" draw:text-style-name="P26" svg:x1="0.846cm" svg:y1="3.38cm" svg:x2="1.133cm" svg:y2="3.38cm"><text:p/></draw:line><draw:line draw:style-name="gr9" draw:text-style-name="P26" svg:x1="1.133cm" svg:y1="3.38cm" svg:x2="1.133cm" svg:y2="4.333cm"><text:p/></draw:line><draw:line draw:style-name="gr9" draw:text-style-name="P26" svg:x1="1.133cm" svg:y1="4.332cm" svg:x2="7.737cm" svg:y2="4.332cm"><text:p/></draw:line><draw:line draw:style-name="gr9" draw:text-style-name="P26" svg:x1="7.736cm" svg:y1="4.333cm" svg:x2="7.736cm" svg:y2="3.38cm"><text:p/></draw:line><draw:line draw:style-name="gr10" draw:text-style-name="P26" svg:x1="7.736cm" svg:y1="3.38cm" svg:x2="8.31cm" svg:y2="3.38cm"><text:p/></draw:line><draw:line draw:style-name="gr9" draw:text-style-name="P26" svg:x1="9.459cm" svg:y1="3.38cm" svg:x2="10.033cm" svg:y2="3.38cm"><text:p/></draw:line><draw:line draw:style-name="gr9" draw:text-style-name="P26" svg:x1="10.034cm" svg:y1="3.38cm" svg:x2="10.034cm" svg:y2="5.285cm"><text:p/></draw:line><draw:line draw:style-name="gr9" draw:text-style-name="P26" svg:x1="10.034cm" svg:y1="5.285cm" svg:x2="3.143cm" svg:y2="5.285cm"><text:p/></draw:line><draw:line draw:style-name="gr9" draw:text-style-name="P26" svg:x1="3.143cm" svg:y1="5.285cm" svg:x2="3.143cm" svg:y2="5.92cm"><text:p/></draw:line><draw:line draw:style-name="gr10" draw:text-style-name="P26" svg:x1="3.142cm" svg:y1="5.92cm" svg:x2="2.855cm" svg:y2="5.92cm"><text:p/></draw:line><draw:line draw:style-name="gr11" draw:text-style-name="P26" svg:x1="4.004cm" svg:y1="5.92cm" svg:x2="3.43cm" svg:y2="5.92cm"><text:p/></draw:line><draw:line draw:style-name="gr11" draw:text-style-name="P26" svg:x1="3.43cm" svg:y1="5.92cm" svg:x2="3.43cm" svg:y2="4.015cm"><text:p/></draw:line><draw:line draw:style-name="gr11" draw:text-style-name="P26" svg:x1="3.43cm" svg:y1="4.015cm" svg:x2="1.421cm" svg:y2="4.015cm"><text:p/></draw:line><draw:line draw:style-name="gr11" draw:text-style-name="P26" svg:x1="1.421cm" svg:y1="4.015cm" svg:x2="1.421cm" svg:y2="3.38cm"><text:p/></draw:line><draw:line draw:style-name="gr12" draw:text-style-name="P26" svg:x1="1.421cm" svg:y1="3.38cm" svg:x2="1.708cm" svg:y2="3.38cm"><text:p/></draw:line><draw:line draw:style-name="gr11" draw:text-style-name="P26" svg:x1="2.855cm" svg:y1="3.38cm" svg:x2="4.29cm" svg:y2="3.38cm"><text:p/></draw:line><draw:line draw:style-name="gr11" draw:text-style-name="P26" svg:x1="4.29cm" svg:y1="3.38cm" svg:x2="4.29cm" svg:y2="4.968cm"><text:p/></draw:line><draw:line draw:style-name="gr11" draw:text-style-name="P26" svg:x1="4.29cm" svg:y1="4.967cm" svg:x2="10.894cm" svg:y2="4.967cm"><text:p/></draw:line><draw:line draw:style-name="gr11" draw:text-style-name="P26" svg:x1="10.895cm" svg:y1="4.65cm" svg:x2="10.895cm" svg:y2="3.38cm"><text:p/></draw:line><draw:line draw:style-name="gr11" draw:text-style-name="P26" svg:x1="10.895cm" svg:y1="4.65cm" svg:x2="10.895cm" svg:y2="4.968cm"><text:p/></draw:line><draw:line draw:style-name="gr12" draw:text-style-name="P26" svg:x1="10.895cm" svg:y1="3.38cm" svg:x2="11.469cm" svg:y2="3.38cm"><text:p/></draw:line><draw:line draw:style-name="gr12" draw:text-style-name="P26" svg:x1="12.617cm" svg:y1="3.38cm" svg:x2="14.34cm" svg:y2="3.38cm"><text:p/></draw:line><draw:line draw:style-name="gr11" draw:text-style-name="P26" svg:x1="15.489cm" svg:y1="3.38cm" svg:x2="16.638cm" svg:y2="3.38cm"><text:p/></draw:line><draw:line draw:style-name="gr11" draw:text-style-name="P26" svg:x1="16.638cm" svg:y1="3.38cm" svg:x2="16.638cm" svg:y2="5.603cm"><text:p/></draw:line><draw:line draw:style-name="gr11" draw:text-style-name="P26" svg:x1="16.637cm" svg:y1="5.602cm" svg:x2="8.31cm" svg:y2="5.602cm"><text:p/></draw:line><draw:line draw:style-name="gr4" draw:text-style-name="P26" svg:x1="8.31cm" svg:y1="5.602cm" svg:x2="8.31cm" svg:y2="5.92cm"><text:p/></draw:line><draw:line draw:style-name="gr12" draw:text-style-name="P26" svg:x1="8.311cm" svg:y1="5.92cm" svg:x2="8.024cm" svg:y2="5.92cm"><text:p/></draw:line><draw:line draw:style-name="gr13" draw:text-style-name="P26" svg:x1="9.461cm" svg:y1="5.92cm" svg:x2="8.6cm" svg:y2="5.92cm"><text:p/></draw:line><draw:line draw:style-name="gr13" draw:text-style-name="P26" svg:x1="8.6cm" svg:y1="5.92cm" svg:x2="8.6cm" svg:y2="4.015cm"><text:p/></draw:line><draw:line draw:style-name="gr13" draw:text-style-name="P26" svg:x1="8.598cm" svg:y1="4.015cm" svg:x2="4.578cm" svg:y2="4.015cm"><text:p/></draw:line><draw:line draw:style-name="gr13" draw:text-style-name="P26" svg:x1="4.578cm" svg:y1="4.015cm" svg:x2="4.578cm" svg:y2="3.38cm"><text:p/></draw:line><draw:line draw:style-name="gr14" draw:text-style-name="P26" svg:x1="4.578cm" svg:y1="3.38cm" svg:x2="5.152cm" svg:y2="3.38cm"><text:p/></draw:line><draw:line draw:style-name="gr15" draw:text-style-name="P26" svg:x1="6.3cm" svg:y1="3.38cm" svg:x2="7.161cm" svg:y2="3.38cm"><text:p/></draw:line><draw:line draw:style-name="gr15" draw:text-style-name="P26" svg:x1="7.162cm" svg:y1="3.38cm" svg:x2="7.162cm" svg:y2="4.65cm"><text:p/></draw:line><draw:line draw:style-name="gr15" draw:text-style-name="P26" svg:x1="7.162cm" svg:y1="4.65cm" svg:x2="14.053cm" svg:y2="4.65cm"><text:p/></draw:line><draw:line draw:style-name="gr15" draw:text-style-name="P26" svg:x1="14.053cm" svg:y1="4.65cm" svg:x2="14.053cm" svg:y2="5.92cm"><text:p/></draw:line><draw:line draw:style-name="gr14" draw:text-style-name="P26" svg:x1="14.053cm" svg:y1="5.92cm" svg:x2="13.766cm" svg:y2="5.92cm"><text:p/></draw:line><draw:line draw:style-name="gr16" draw:text-style-name="P26" svg:x1="15.489cm" svg:y1="5.92cm" svg:x2="14.628cm" svg:y2="5.92cm"><text:p/></draw:line><draw:line draw:style-name="gr16" draw:text-style-name="P26" svg:x1="14.628cm" svg:y1="5.92cm" svg:x2="14.628cm" svg:y2="4.65cm"><text:p/></draw:line><draw:line draw:style-name="gr16" draw:text-style-name="P26" svg:x1="14.628cm" svg:y1="4.65cm" svg:x2="20.372cm" svg:y2="4.65cm"><text:p/></draw:line><draw:line draw:style-name="gr16" draw:text-style-name="P26" svg:x1="20.37cm" svg:y1="4.65cm" svg:x2="20.37cm" svg:y2="5.92cm"><text:p/></draw:line><draw:line draw:style-name="gr17" draw:text-style-name="P26" svg:x1="20.37cm" svg:y1="5.92cm" svg:x2="19.796cm" svg:y2="5.92cm"><text:p/></draw:line></draw:g></text:p>
      <text:p text:style-name="P6"/>
      <text:p text:style-name="P6"/>
      <text:p text:style-name="P6"/>
      <text:p text:style-name="P6"/>
      <text:p text:style-name="P6"/>
      <text:p text:style-name="P6"/>
      <text:p text:style-name="P6"/>
      <text:p text:style-name="P6"/>
      <text:p text:style-name="P8"/>
      <text:p text:style-name="P8">El inconveniente que tiene esta organización es la complicación del LMD, que como puede verse es muy compleja de manejar, así como la propia estructura que lleva registros de diferentes tamaños y apuntadores. Veamos las principales operaciones como en el caso anterior:</text:p>
      <text:p text:style-name="P17"><text:soft-page-break/><text:span text:style-name="T3">Insertar.-</text:span> Para insertar datos relativos a un nuevo proveedor, basta con crear una ocurrencia de registro proveedor, sin ningún conector en principio (los conectores son los registros que unen en este caso la cantidad vendida), y cuyo puntero comienza y termina en si mismo. De forma idéntica a como se ve en el dibujo en el caso de la parte P4 que no ha sido vendida.</text:p>
      <text:p text:style-name="P17"><text:span text:style-name="T3">Suprimir.-</text:span> Para suprimir una remesa, por ejemplo una venta de S2 de la parte P3, basta con suprimir el registro conector y ajustar las dos cadenas que intervienen aunque esto se realiza de forma automática. (lo que genera mucho trabajo al gestor).</text:p>
      <text:p text:style-name="P17"><text:span text:style-name="T3">Actualizar.-</text:span> No existen problemas iniciales en la actualización, por no existir redundancia en la inform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style:text-underline-style="none" style:font-style-asian="italic"/>
    </style:style>
    <style:style style:name="MP2" style:family="paragraph" style:parent-style-name="Footer">
      <style:paragraph-properties fo:text-align="center" style:justify-single-word="false"/>
    </style:style>
    <style:style style:name="MT1"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51cm" fo:margin-bottom="1.251cm" fo:margin-left="2.501cm" fo:margin-right="2.501cm" fo:background-color="#ffffff"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header-footer-properties fo:min-height="1.75cm" fo:margin-top="1.651cm" style:dynamic-spacing="true"/>
      </style:footer-style>
    </style:page-layout>
    <style:page-layout style:name="Mpm3">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master-page style:name="Convertir_20_1" style:display-name="Convertir 1" style:page-layout-name="Mpm2">
      <style:header>
        <text:p text:style-name="MP1">Tema 3: Estructuras de Datos y Operadores Asociados</text:p>
      </style:header>
      <style:footer>
        <text:p text:style-name="MP2"><text:span text:style-name="MT1">-</text:span><text:span text:style-name="Page_20_Number"><text:span text:style-name="MT1"><text:page-number text:select-page="current">4</text:page-number></text:span></text:span><text:span text:style-name="Page_20_Number"><text:span text:style-name="MT1">-</text:span></text:span></text:p>
      </style:footer>
    </style:master-page>
    <style:master-page style:name="Convertir_20_2" style:display-name="Convertir 2" style:page-layout-name="Mpm3">
      <style:header>
        <text:p text:style-name="MP1">Tema 3: Estructuras de Datos y Operadores Asociados</text:p>
      </style:header>
      <style:footer>
        <text:p text:style-name="MP2"><text:span text:style-name="MT1">-</text:span><text:span text:style-name="Page_20_Number"><text:span text:style-name="MT1"><text:page-number text:select-page="current">6</text:page-number></text:span></text:span><text:span text:style-name="Page_20_Number"><text:span text:style-name="MT1">-</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9:55:38.251375002</meta:creation-date>
    <dc:date>2017-10-10T20:59:21.372186690</dc:date>
    <meta:editing-duration>PT18M13S</meta:editing-duration>
    <meta:editing-cycles>1</meta:editing-cycles>
    <meta:document-statistic meta:table-count="4" meta:image-count="0" meta:object-count="0" meta:page-count="3" meta:paragraph-count="98" meta:word-count="819" meta:character-count="4828" meta:non-whitespace-character-count="4110"/>
    <meta:generator>LibreOffice/4.3.3.2$Linux_X86_64 LibreOffice_project/430m0$Build-2</meta:generator>
  </office:meta>
</office:document-meta>
</file>